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afd" officeooo:paragraph-rsid="00130afd"/>
    </style:style>
    <style:style style:name="P2" style:family="paragraph" style:parent-style-name="Standard" style:list-style-name="L1">
      <style:text-properties officeooo:rsid="00130afd" officeooo:paragraph-rsid="00130a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r Natürliche Treibhauseffekt</text:p>
      <text:p text:style-name="P1">Wasserdampf, CO2, Methan, Ozon etc. nehmen rückgestrahlte Energie auf</text:p>
      <text:list xml:id="list828076675" text:style-name="L1">
        <text:list-item>
          <text:p text:style-name="P2">kinetische Energie steigt</text:p>
        </text:list-item>
        <text:list-item>
          <text:p text:style-name="P2">zur Hälfte wird Energie Richtung Erde, zur anderen Hälfte Richtung Weltall zurückgestrahlt</text:p>
        </text:list-item>
        <text:list-item>
          <text:p text:style-name="P2">+15C auf Erde</text:p>
        </text:list-item>
        <text:list-item>
          <text:p text:style-name="P2">Wasser flüssig, ideale Lebensbedingunge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1:57:10.916541259</meta:creation-date>
    <dc:date>2022-03-28T12:03:42.321215202</dc:date>
    <meta:editing-duration>PT6M32S</meta:editing-duration>
    <meta:editing-cycles>1</meta:editing-cycles>
    <meta:document-statistic meta:table-count="0" meta:image-count="0" meta:object-count="0" meta:page-count="1" meta:paragraph-count="6" meta:word-count="38" meta:character-count="271" meta:non-whitespace-character-count="243"/>
    <meta:generator>LibreOffice/6.4.7.2$Linux_X86_64 LibreOffice_project/40$Build-2</meta:generator>
  </office:meta>
</office:document-meta>
</file>